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2pt" style:font-size-asian="12pt" style:font-size-complex="12pt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writing-mode="lr-tb"/>
    </style:style>
    <style:style style:name="P5" style:family="paragraph" style:parent-style-name="Text_20_body">
      <style:paragraph-properties fo:margin-top="0cm" fo:margin-bottom="0cm" style:writing-mode="lr-tb"/>
      <style:text-properties style:font-name="Arial" fo:font-size="12pt" style:font-size-asian="12pt" style:font-size-complex="12pt"/>
    </style:style>
    <style:style style:name="P6" style:family="paragraph" style:parent-style-name="Text_20_body">
      <style:paragraph-properties fo:margin-top="0cm" fo:margin-bottom="0cm" style:writing-mode="lr-tb"/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7" style:family="paragraph" style:parent-style-name="Quotations">
      <style:paragraph-properties fo:margin-top="0cm" fo:margin-bottom="0cm" style:writing-mode="lr-tb"/>
      <style:text-properties style:font-name="Arial" fo:font-size="12pt" style:font-size-asian="12pt" style:font-size-complex="12pt"/>
    </style:style>
    <style:style style:name="P8" style:family="paragraph" style:parent-style-name="Text_20_body">
      <style:paragraph-properties style:writing-mode="lr-tb"/>
      <style:text-properties style:font-name="Arial" fo:font-size="12pt" style:font-size-asian="12pt" style:font-size-complex="12pt"/>
    </style:style>
    <style:style style:name="P9" style:family="paragraph" style:parent-style-name="Quotations">
      <style:paragraph-properties style:writing-mode="lr-tb"/>
      <style:text-properties style:font-name="Arial" fo:font-size="12pt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fo:text-indent="0cm" style:auto-text-indent="false" style:writing-mode="lr-tb"/>
      <style:text-properties style:font-name="Arial" fo:font-size="12pt" style:font-size-asian="12pt" style:font-size-complex="12pt"/>
    </style:style>
    <style:style style:name="P11" style:family="paragraph" style:parent-style-name="Quotations">
      <style:paragraph-properties fo:margin-left="0cm" fo:margin-right="0cm" fo:margin-top="0cm" fo:margin-bottom="0cm" fo:text-indent="0cm" style:auto-text-indent="false" style:writing-mode="lr-tb"/>
      <style:text-properties style:font-name="Arial" fo:font-size="12pt" style:font-size-asian="12pt" style:font-size-complex="12pt"/>
    </style:style>
    <style:style style:name="P12" style:family="paragraph" style:parent-style-name="Quotations">
      <style:paragraph-properties fo:margin-left="0cm" fo:margin-right="0cm" fo:text-indent="0cm" style:auto-text-indent="false" style:writing-mode="lr-tb"/>
      <style:text-properties style:font-name="Arial" fo:font-size="12pt" style:font-size-asian="12pt" style:font-size-complex="12pt"/>
    </style:style>
    <style:style style:name="P13" style:family="paragraph" style:parent-style-name="Standard">
      <style:text-properties style:font-name="Arial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text-properties style:font-name="Arial" fo:font-size="12pt" style:font-size-asian="12pt" style:font-size-complex="12pt"/>
    </style:style>
    <style:style style:name="P15" style:family="paragraph" style:parent-style-name="Standard">
      <style:paragraph-properties fo:margin-top="0cm" fo:margin-bottom="0.499cm"/>
      <style:text-properties style:font-name="Arial" fo:font-size="12pt" style:font-size-asian="12pt" style:font-size-complex="12pt"/>
    </style:style>
    <style:style style:name="P16" style:family="paragraph" style:parent-style-name="Standard">
      <style:text-properties style:font-name="Arial" fo:font-size="12pt" style:font-size-asian="12pt" style:font-size-complex="12pt"/>
    </style:style>
    <style:style style:name="P17" style:family="paragraph" style:parent-style-name="Text_20_body" style:list-style-name="L1">
      <style:text-properties style:font-name="Arial" fo:font-size="12pt" style:font-size-asian="12pt" style:font-size-complex="12pt"/>
    </style:style>
    <style:style style:name="P18" style:family="paragraph" style:parent-style-name="Text_20_body" style:list-style-name="L3">
      <style:text-properties style:font-name="Arial" fo:font-size="12pt" style:font-size-asian="12pt" style:font-size-complex="12pt"/>
    </style:style>
    <style:style style:name="P19" style:family="paragraph" style:parent-style-name="Text_20_body" style:list-style-name="L2"/>
    <style:style style:name="P20" style:family="paragraph" style:parent-style-name="Text_20_body" style:list-style-name="L4"/>
    <style:style style:name="P21" style:family="paragraph" style:parent-style-name="Text_20_body">
      <style:paragraph-properties fo:margin-top="0cm" fo:margin-bottom="0cm" style:writing-mode="lr-tb"/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22" style:family="paragraph" style:parent-style-name="Text_20_body">
      <style:paragraph-properties fo:margin-top="0cm" fo:margin-bottom="0cm"/>
    </style:style>
    <style:style style:name="P23" style:family="paragraph" style:parent-style-name="Text_20_body" style:list-style-name="L5">
      <style:paragraph-properties fo:margin-top="0cm" fo:margin-bottom="0cm"/>
    </style:style>
    <style:style style:name="P24" style:family="paragraph" style:parent-style-name="Text_20_body" style:list-style-name="L6">
      <style:paragraph-properties fo:margin-top="0cm" fo:margin-bottom="0cm"/>
    </style:style>
    <style:style style:name="P25" style:family="paragraph" style:parent-style-name="Text_20_body" style:list-style-name="L9">
      <style:paragraph-properties fo:margin-top="0cm" fo:margin-bottom="0cm"/>
    </style:style>
    <style:style style:name="P26" style:family="paragraph" style:parent-style-name="Text_20_body">
      <style:paragraph-properties fo:margin-top="0cm" fo:margin-bottom="0cm"/>
      <style:text-properties style:font-name="Arial"/>
    </style:style>
    <style:style style:name="P27" style:family="paragraph" style:parent-style-name="Text_20_body">
      <style:paragraph-properties fo:margin-top="0cm" fo:margin-bottom="0cm"/>
      <style:text-properties style:font-name="Arial" fo:font-size="12pt" style:font-size-asian="12pt" style:font-size-complex="12pt"/>
    </style:style>
    <style:style style:name="P28" style:family="paragraph" style:parent-style-name="Text_20_body" style:list-style-name="L10">
      <style:paragraph-properties fo:margin-top="0cm" fo:margin-bottom="0cm"/>
      <style:text-properties style:font-name="Arial"/>
    </style:style>
    <style:style style:name="P29" style:family="paragraph" style:parent-style-name="Text_20_body">
      <style:paragraph-properties fo:margin-top="0cm" fo:margin-bottom="0cm"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Arial" fo:font-size="16pt" style:font-size-asian="16pt" style:font-size-complex="16pt"/>
    </style:style>
    <style:style style:name="T10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Arial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Knowledge representation</text:p>
      <text:p text:style-name="P14"/>
      <text:p text:style-name="P14">Wednesday 12:30 - 14:30 - Perez Quintero 1.3 (Group 1)</text:p>
      <text:p text:style-name="P14"/>
      <text:p text:style-name="P14">Wednesday 16:00 - 18.00 - JIM B.3 (Group 2)</text:p>
      <text:p text:style-name="P14"/>
      <text:p text:style-name="P14">Friday 10:30 - 12:30 - JIM B.1 from 4th march </text:p>
      <text:p text:style-name="P14"/>
      <text:p text:style-name="P14"/>
      <text:p text:style-name="Standard"><text:span text:style-name="T6">Jose Carpio - </text:span><text:a xlink:type="simple" xlink:href="mailto:jose.Carpio@dti.uhu.es" text:style-name="Internet_20_link" text:visited-style-name="Visited_20_Internet_20_Link"><text:span text:style-name="T6">jose.Carpio@dti.uhu.es</text:span></text:a></text:p>
      <text:p text:style-name="P14"/>
      <text:p text:style-name="Standard"><text:span text:style-name="Strong_20_Emphasis"><text:span text:style-name="T7">Tutorial sessions</text:span></text:span></text:p>
      <text:p text:style-name="P14"/>
      <text:p text:style-name="P14">Tuesday 9:30 - 12:30</text:p>
      <text:p text:style-name="P14">Wednesday 9:30 - 12:30</text:p>
      <text:p text:style-name="P14"/>
      <text:p text:style-name="P14">Room/Office 145 (ETSI Building)</text:p>
      <text:p text:style-name="Standard"><text:span text:style-name="Strong_20_Emphasis"><text:span text:style-name="T7"/></text:span></text:p>
      <text:p text:style-name="Standard"><text:span text:style-name="Strong_20_Emphasis"><text:span text:style-name="T7"/></text:span></text:p>
      <text:p text:style-name="Standard"><text:span text:style-name="Strong_20_Emphasis"><text:span text:style-name="T7">Logic programming introduction - First session</text:span></text:span></text:p>
      <text:p text:style-name="P14"/>
      <text:p text:style-name="Standard"><text:span text:style-name="Strong_20_Emphasis"><text:span text:style-name="T6">diferent type programming languages:</text:span></text:span></text:p>
      <text:p text:style-name="P15"/>
      <text:list xml:id="list180042429798050136" text:style-name="L1">
        <text:list-item>
          <text:p text:style-name="P17">Imperative (90%): C, C++;Python, Java...</text:p>
        </text:list-item>
      </text:list>
      <text:p text:style-name="P3"/>
      <text:p text:style-name="P3">like a dictator </text:p>
      <text:p text:style-name="P3">the programmer must say every Detail what the Computer has to do</text:p>
      <text:p text:style-name="P1"/>
      <text:list xml:id="list9093178541831158310" text:style-name="L2">
        <text:list-item>
          <text:p text:style-name="P19"><text:span text:style-name="T6">Declarative (10%): </text:span><text:span text:style-name="Strong_20_Emphasis"><text:span text:style-name="T6">Prolog</text:span></text:span><text:span text:style-name="T6">, HasKell...</text:span></text:p>
        </text:list-item>
      </text:list>
      <text:p text:style-name="P3"/>
      <text:p text:style-name="P3">Logical rules are given to the Computer (if -&gt; then):</text:p>
      <text:p text:style-name="P3"/>
      <text:p text:style-name="P3">Sun is shining -&gt; go to the beach</text:p>
      <text:p text:style-name="P3"/>
      <text:p text:style-name="P2"><text:span text:style-name="Strong_20_Emphasis"><text:span text:style-name="T6">Expert systems - </text:span></text:span><text:span text:style-name="T6">a system of rules and  the adequat output for a special part of knowledge</text:span></text:p>
      <text:p text:style-name="P3"/>
      <text:p text:style-name="P3"/>
      <text:p text:style-name="P2"><text:span text:style-name="Strong_20_Emphasis"><text:span text:style-name="T7">Second session</text:span></text:span></text:p>
      <text:p text:style-name="P3"/>
      <text:p text:style-name="P2"><text:span text:style-name="T6">Grounded at the mathematical/logical theories of </text:span><text:a xlink:type="simple" xlink:href="https://de.wikipedia.org/wiki/George_Boole" text:style-name="Internet_20_link" text:visited-style-name="Visited_20_Internet_20_Link"><text:span text:style-name="Strong_20_Emphasis"><text:span text:style-name="T6">George Boole</text:span></text:span></text:a></text:p>
      <text:p text:style-name="P2"><text:span text:style-name="Strong_20_Emphasis"><text:span text:style-name="T6"/></text:span></text:p>
      <text:p text:style-name="P2"><text:span text:style-name="Strong_20_Emphasis"><text:span text:style-name="T6">Filmtipp: The Genius of George Boole</text:span></text:span></text:p>
      <text:p text:style-name="P3"/>
      <text:p text:style-name="P2"><text:span text:style-name="Strong_20_Emphasis"><text:span text:style-name="T7">Logic</text:span></text:span></text:p>
      <text:p text:style-name="P3"/>
      <text:p text:style-name="P3"><text:span text:style-name="T1">Rules</text:span>: A -&gt; B</text:p>
      <text:p text:style-name="P3"/>
      <text:p text:style-name="P3">if     sun_sunning -&gt; go_beach</text:p>
      <text:p text:style-name="P3"><text:soft-page-break/>(antecodent)           (consequent)</text:p>
      <text:p text:style-name="P3"/>
      <text:p text:style-name="P3"><text:span text:style-name="T1">Fact</text:span>: sun_sunning</text:p>
      <text:p text:style-name="P1"/>
      <text:p text:style-name="P11">for programming in Prolog change the order:</text:p>
      <text:p text:style-name="P7"/>
      <text:p text:style-name="P7">go_beach:-sun_sunning. (Rule)</text:p>
      <text:p text:style-name="P7"/>
      <text:p text:style-name="P7">sun_sunning. (Fact)</text:p>
      <text:p text:style-name="P9"/>
      <text:p text:style-name="P5"/>
      <text:p text:style-name="P8">Explaination in Prolog:</text:p>
      <text:p text:style-name="P11"/>
      <text:p text:style-name="P7">man(jose).</text:p>
      <text:p text:style-name="P9">man(sebastian).</text:p>
      <text:p text:style-name="P5"/>
      <text:p text:style-name="P4"><text:span text:style-name="Strong_20_Emphasis"><text:span text:style-name="T6"/></text:span></text:p>
      <text:p text:style-name="P4"><text:span text:style-name="Strong_20_Emphasis"><text:span text:style-name="T6">Extra help to resolve problems in Prolog.</text:span></text:span></text:p>
      <text:p text:style-name="P5"/>
      <text:p text:style-name="P5">Put tows on - Define a concept and not in thow to resolve</text:p>
      <text:p text:style-name="P4"><text:span text:style-name="Strong_20_Emphasis"><text:span text:style-name="T6"/></text:span></text:p>
      <text:p text:style-name="P6">Resolution Algorithm</text:p>
      <text:p text:style-name="P6"/>
      <text:p text:style-name="P2"><text:span text:style-name="Strong_20_Emphasis"><text:span text:style-name="T6">Clause of Horn</text:span></text:span></text:p>
      <text:p text:style-name="P1"/>
      <text:p text:style-name="P12">1. a and b -&gt; c</text:p>
      <text:p text:style-name="P3"/>
      <text:p text:style-name="P3">One or more elements in antecedent seperate by "and" (and=/\) an only one element in consequent.</text:p>
      <text:p text:style-name="P1"/>
      <text:p text:style-name="P11">2. a -&gt; b and c translation in Prolog a -&gt; b, a -&gt; c</text:p>
      <text:p text:style-name="P7"/>
      <text:p text:style-name="P7">3. a or b -&gt; c translation in Prolog a -&gt; c, b -&gt; c (or=\/)</text:p>
      <text:p text:style-name="P7"/>
      <text:p text:style-name="P7">4. a -&gt; b or c (this is not existing in logical programming)</text:p>
      <text:p text:style-name="P9"/>
      <text:p text:style-name="P4"><text:span text:style-name="Strong_20_Emphasis"><text:span text:style-name="T6">github.com to save and share your files for programming</text:span></text:span></text:p>
      <text:p text:style-name="P5"/>
      <text:p text:style-name="P5">Login: Cleap85 (D......1)</text:p>
      <text:p text:style-name="P10"/>
      <text:p text:style-name="P10"/>
      <text:p text:style-name="P3"><text:line-break/>Verschiedene Änderungen gefunden in 20.03.2019 16:21:57</text:p>
      <text:p text:style-name="P3"/>
      <text:p text:style-name="P3">Wednesday 16:00 - 18.00 - JIM B.3</text:p>
      <text:p text:style-name="P3"/>
      <text:p text:style-name="P3"><text:soft-page-break/>Friday 10:30 - 12:30 - JIM B.1 from 4th march </text:p>
      <text:p text:style-name="P3"/>
      <text:p text:style-name="P2"><text:span text:style-name="T6">Jose Carpio - </text:span><text:a xlink:type="simple" xlink:href="mailto:jose.Carpio@dti.uhu.es" text:style-name="Internet_20_link" text:visited-style-name="Visited_20_Internet_20_Link"><text:span text:style-name="T6">jose.Carpio@dti.uhu.es</text:span></text:a></text:p>
      <text:p text:style-name="P3"/>
      <text:p text:style-name="P2"><text:span text:style-name="Strong_20_Emphasis"><text:span text:style-name="T7">Tutorial sessions</text:span></text:span></text:p>
      <text:p text:style-name="P3"/>
      <text:p text:style-name="P3">Tuesday 9:30 - 12:30</text:p>
      <text:p text:style-name="P3">Wednesday 9:30 - 12:30</text:p>
      <text:p text:style-name="P3"/>
      <text:p text:style-name="P3">Room/Office 145 (ETSI Building)</text:p>
      <text:p text:style-name="P3"/>
      <text:p text:style-name="P2"><text:span text:style-name="Strong_20_Emphasis"><text:span text:style-name="T7"/></text:span></text:p>
      <text:p text:style-name="P2"><text:span text:style-name="Strong_20_Emphasis"><text:span text:style-name="T7"/></text:span></text:p>
      <text:p text:style-name="P2"><text:span text:style-name="Strong_20_Emphasis"><text:span text:style-name="T7">Logic programming introduction - First session</text:span></text:span></text:p>
      <text:p text:style-name="P3"/>
      <text:p text:style-name="P2"><text:span text:style-name="Strong_20_Emphasis"><text:span text:style-name="T6">diferent type programming languages:</text:span></text:span></text:p>
      <text:p text:style-name="P1"/>
      <text:list xml:id="list6610589307446784676" text:style-name="L3">
        <text:list-item>
          <text:p text:style-name="P18">Imperative (90%): C, C++;Python, Java...</text:p>
        </text:list-item>
      </text:list>
      <text:p text:style-name="P3"/>
      <text:p text:style-name="P3">like a dictator </text:p>
      <text:p text:style-name="P3">the programmer must say every Detail what the Computer has to do</text:p>
      <text:p text:style-name="P1"/>
      <text:list xml:id="list3050551580164415751" text:style-name="L4">
        <text:list-item>
          <text:p text:style-name="P20"><text:span text:style-name="T6">Declarative (10%): </text:span><text:span text:style-name="Strong_20_Emphasis"><text:span text:style-name="T6">Prolog</text:span></text:span><text:span text:style-name="T6">, HasKell...</text:span></text:p>
        </text:list-item>
      </text:list>
      <text:p text:style-name="P3"/>
      <text:p text:style-name="P3">Logical rules are given to the Computer (if -&gt; then):</text:p>
      <text:p text:style-name="P3"/>
      <text:p text:style-name="P3">Sun is shining -&gt; go to the beach</text:p>
      <text:p text:style-name="P3"/>
      <text:p text:style-name="P2"><text:span text:style-name="Strong_20_Emphasis"><text:span text:style-name="T6">Expert systems - </text:span></text:span><text:span text:style-name="T6">a system of rules and  the adequat output for a special part of knowledge</text:span></text:p>
      <text:p text:style-name="P3"/>
      <text:p text:style-name="P3"/>
      <text:p text:style-name="P2"><text:span text:style-name="Strong_20_Emphasis"><text:span text:style-name="T7">Second session</text:span></text:span></text:p>
      <text:p text:style-name="P3"/>
      <text:p text:style-name="P2"><text:span text:style-name="T6">Grounded at the mathematical/logical theories of </text:span><text:a xlink:type="simple" xlink:href="https://de.wikipedia.org/wiki/George_Boole" text:style-name="Internet_20_link" text:visited-style-name="Visited_20_Internet_20_Link"><text:span text:style-name="Strong_20_Emphasis"><text:span text:style-name="T6">George Boole</text:span></text:span></text:a></text:p>
      <text:p text:style-name="P2"><text:span text:style-name="Strong_20_Emphasis"><text:span text:style-name="T6"/></text:span></text:p>
      <text:p text:style-name="P2"><text:span text:style-name="Strong_20_Emphasis"><text:span text:style-name="T6">Filmtipp: The Genius of George Boole</text:span></text:span></text:p>
      <text:p text:style-name="P3"/>
      <text:p text:style-name="P2"><text:span text:style-name="Strong_20_Emphasis"><text:span text:style-name="T7">Logic</text:span></text:span></text:p>
      <text:p text:style-name="P3"/>
      <text:p text:style-name="P3"><text:span text:style-name="T1">Rules</text:span>: A -&gt; B</text:p>
      <text:p text:style-name="P3"/>
      <text:p text:style-name="P3">if     sun_sunning -&gt; go_beach</text:p>
      <text:p text:style-name="P3">(antecodent)           (consequent)</text:p>
      <text:p text:style-name="P3"/>
      <text:p text:style-name="P3"><text:span text:style-name="T1">Fact</text:span>: sun_sunning</text:p>
      <text:p text:style-name="P1"/>
      <text:p text:style-name="P11">for programming in Prolog change the order:</text:p>
      <text:p text:style-name="P7"/>
      <text:p text:style-name="P7">go_beach:-sun_sunning. (Rule)</text:p>
      <text:p text:style-name="P7"><text:soft-page-break/></text:p>
      <text:p text:style-name="P7">sun_sunning. (Fact)</text:p>
      <text:p text:style-name="P9"/>
      <text:p text:style-name="P5"/>
      <text:p text:style-name="P8">Explaination in Prolog:</text:p>
      <text:p text:style-name="P11"/>
      <text:p text:style-name="P7">man(jose).</text:p>
      <text:p text:style-name="P9">man(sebastian).</text:p>
      <text:p text:style-name="P5"/>
      <text:p text:style-name="P4"><text:span text:style-name="Strong_20_Emphasis"><text:span text:style-name="T6"/></text:span></text:p>
      <text:p text:style-name="P4"><text:span text:style-name="Strong_20_Emphasis"><text:span text:style-name="T6">Extra help to resolve problems in Prolog.</text:span></text:span></text:p>
      <text:p text:style-name="P5"/>
      <text:p text:style-name="P5">Put tows on - Define a concept and not in thow to resolve</text:p>
      <text:p text:style-name="P4"><text:span text:style-name="Strong_20_Emphasis"><text:span text:style-name="T6"/></text:span></text:p>
      <text:p text:style-name="P6">Resolution Algorithm</text:p>
      <text:p text:style-name="P6"/>
      <text:p text:style-name="P2"><text:span text:style-name="Strong_20_Emphasis"><text:span text:style-name="T6">Clause of Horn</text:span></text:span></text:p>
      <text:p text:style-name="P1"/>
      <text:p text:style-name="P12">1. a and b -&gt; c</text:p>
      <text:p text:style-name="P3"/>
      <text:p text:style-name="P3">One or more elements in antecedent seperate by "and" (and=/\) an only one element in consequent.</text:p>
      <text:p text:style-name="P1"/>
      <text:p text:style-name="P11">2. a -&gt; b and c translation in Prolog a -&gt; b, a -&gt; c</text:p>
      <text:p text:style-name="P7"/>
      <text:p text:style-name="P7">3. a or b -&gt; c translation in Prolog a -&gt; c, b -&gt; c (or=\/)</text:p>
      <text:p text:style-name="P7"/>
      <text:p text:style-name="P7">4. a -&gt; b or c (this is not existing in logical programming)</text:p>
      <text:p text:style-name="P9"/>
      <text:p text:style-name="P4"><text:span text:style-name="Strong_20_Emphasis"><text:span text:style-name="T6">github.com to save and share your files for programming</text:span></text:span></text:p>
      <text:p text:style-name="P5"/>
      <text:p text:style-name="P8">Login: Cleap85 (D......1)</text:p>
      <text:p text:style-name="P3"/>
      <text:p text:style-name="P3"/>
      <text:p text:style-name="P2"><text:span text:style-name="Strong_20_Emphasis"><text:span text:style-name="T9">Third session</text:span></text:span></text:p>
      <text:p text:style-name="P2"><text:span text:style-name="Strong_20_Emphasis"><text:span text:style-name="T6"/></text:span></text:p>
      <text:list xml:id="list5021889650927874072" text:style-name="L5">
        <text:list-item>
          <text:p text:style-name="P23"><text:span text:style-name="Strong_20_Emphasis"><text:span text:style-name="T5">short resume</text:span></text:span></text:p>
        </text:list-item>
      </text:list>
      <text:p text:style-name="P2"><text:span text:style-name="Strong_20_Emphasis"><text:span text:style-name="T5"/></text:span></text:p>
      <text:p text:style-name="P2"><text:span text:style-name="Strong_20_Emphasis"><text:span text:style-name="T5"><text:tab/></text:span></text:span><text:span text:style-name="Strong_20_Emphasis"><text:span text:style-name="T4">Variables: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><text:tab/>X (start wth capital letters)</text:span></text:span></text:p>
      <text:p text:style-name="P2"><text:span text:style-name="Strong_20_Emphasis"><text:span text:style-name="T5"/></text:span></text:p>
      <text:p text:style-name="P29"><text:span text:style-name="Strong_20_Emphasis"><text:span text:style-name="T5">Unification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>Two terms unify if</text:span></text:span></text:p>
      <text:p text:style-name="P2"><text:span text:style-name="Strong_20_Emphasis"><text:span text:style-name="T5"/></text:span></text:p>
      <text:list xml:id="list878027838736995277" text:style-name="L6">
        <text:list-item>
          <text:p text:style-name="P24"><text:span text:style-name="Strong_20_Emphasis"><text:span text:style-name="T5">there are no variables,</text:span></text:span></text:p>
          <text:p text:style-name="P24"><text:span text:style-name="Strong_20_Emphasis"><text:span text:style-name="T5">terms are identical.</text:span></text:span></text:p>
        </text:list-item>
      </text:list>
      <text:p text:style-name="P2"><text:span text:style-name="Strong_20_Emphasis"><text:span text:style-name="T5"/></text:span></text:p>
      <text:p text:style-name="P2"><text:span text:style-name="Strong_20_Emphasis"><text:span text:style-name="T5"><text:tab/>Examples:</text:span></text:span></text:p>
      <text:p text:style-name="P2"><text:span text:style-name="Strong_20_Emphasis"><text:span text:style-name="T5"><text:tab/></text:span></text:span></text:p>
      <text:p text:style-name="P2"><text:span text:style-name="Strong_20_Emphasis"><text:span text:style-name="T5"><text:tab/>1 + 1 = 2.<text:tab/>→ false</text:span></text:span></text:p>
      <text:p text:style-name="P2"><text:span text:style-name="Strong_20_Emphasis"><text:span text:style-name="T5"><text:tab/>1 + 1 = 1 + 1<text:tab/>→ true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><text:tab/>exeptions to read character by character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><text:tab/>1 + 1 + 1 = (1 + 1) + 1. → true</text:span></text:span></text:p>
      <text:p text:style-name="P2"><text:span text:style-name="Strong_20_Emphasis"><text:span text:style-name="T5"><text:tab/>1 + 1 + 1 = <text:s/>1 + (1 + 1). → false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><text:tab/>the order of operation is important</text:span></text:span></text:p>
      <text:p text:style-name="P2"><text:span text:style-name="Strong_20_Emphasis"><text:span text:style-name="T5"/></text:span></text:p>
      <text:list xml:id="list4391486083707138921" text:style-name="L9">
        <text:list-item>
          <text:p text:style-name="P25"><text:span text:style-name="Strong_20_Emphasis"><text:span text:style-name="T5">if there are variables,</text:span></text:span></text:p>
        </text:list-item>
      </text:list>
      <text:p text:style-name="P2"><text:span text:style-name="Strong_20_Emphasis"><text:span text:style-name="T5"><text:tab/>two terms unify if is posible to replace </text:span></text:span></text:p>
      <text:p text:style-name="P2"><text:span text:style-name="Strong_20_Emphasis"><text:span text:style-name="T5"><text:tab/>variables for something that will made terms identical.</text:span></text:span></text:p>
      <text:p text:style-name="P2"><text:span text:style-name="Strong_20_Emphasis"><text:span text:style-name="T5"><text:tab/></text:span></text:span></text:p>
      <text:p text:style-name="P2"><text:span text:style-name="Strong_20_Emphasis"><text:span text:style-name="T5">examples: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>X = 1 + 1. → true when X take the value 1 + 1.</text:span></text:span></text:p>
      <text:p text:style-name="P2"><text:span text:style-name="Strong_20_Emphasis"><text:span text:style-name="T5">X = 2, X = 1 + 1. → false</text:span></text:span></text:p>
      <text:p text:style-name="P2"><text:span text:style-name="Strong_20_Emphasis"><text:span text:style-name="T5">X = 1 + 1, 2 = X. → true when X take value 1 + 1.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8">Induction principle</text:span></text:span></text:p>
      <text:p text:style-name="P2"><text:span text:style-name="Strong_20_Emphasis"><text:span text:style-name="T5"/></text:span></text:p>
      <text:p text:style-name="P26">We want to demontrate a property P if it is true for all the elements of a set S.</text:p>
      <text:p text:style-name="P26"/>
      <text:p text:style-name="P26">Elements in S have to be orderly.</text:p>
      <text:p text:style-name="P26"/>
      <text:list xml:id="list204961828034734686" text:style-name="L10">
        <text:list-item>
          <text:p text:style-name="P28">P ist true for n0</text:p>
        </text:list-item>
        <text:list-item>
          <text:p text:style-name="P28">For the rest elements (n &gt; n0),</text:p>
          <text:p text:style-name="P28">if P(n-1) → P(n)</text:p>
        </text:list-item>
      </text:list>
      <text:p text:style-name="P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20T16:45:30.61</meta:creation-date>
    <meta:editing-duration>PT42M53S</meta:editing-duration>
    <meta:editing-cycles>4</meta:editing-cycles>
    <meta:generator>OpenOffice/4.1.6$Win32 OpenOffice.org_project/416m1$Build-9790</meta:generator>
    <dc:date>2019-03-20T17:28:21.68</dc:date>
    <meta:document-statistic meta:table-count="0" meta:image-count="0" meta:object-count="0" meta:page-count="5" meta:paragraph-count="115" meta:word-count="717" meta:character-count="3865"/>
  </office:meta>
</office:document-meta>
</file>